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escargar inserto</text:p>
      <text:p text:style-name="Preformatted_20_Text"/>
      <text:p text:style-name="Preformatted_20_Text">El contenido de este sitio está destinado a aquellas personas que por indicación médica reciban tratamiento con OFEV.</text:p>
      <text:p text:style-name="Preformatted_20_Text"/>
      <text:p text:style-name="Preformatted_20_Text">¿Qué encontrará en el inserto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3" meta:word-count="25" meta:character-count="164" meta:non-whitespace-character-count="142"/>
    <meta:generator>LibreOffice/7.4.7.2$Linux_X86_64 LibreOffice_project/40$Build-2</meta:generator>
  </office:meta>
</office:document-meta>
</file>